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Standard" style:list-style-name="L44"/>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fo:font-weight="bold" style:font-weight-asian="bold" style:font-weight-complex="bold"/>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43">
      <style:text-properties fo:font-weight="normal" style:font-weight-asian="normal" style:font-weight-complex="normal"/>
    </style:style>
    <style:style style:name="P68" style:family="paragraph" style:parent-style-name="Text_20_body" style:list-style-name="L44">
      <style:text-properties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10"/>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paragraph-properties fo:text-align="start" style:justify-single-word="false"/>
    </style:style>
    <style:style style:name="P104" style:family="paragraph" style:parent-style-name="Text_20_body" style:list-style-name="L42"/>
    <style:style style:name="P105" style:family="paragraph" style:parent-style-name="Text_20_body" style:list-style-name="L43"/>
    <style:style style:name="P106" style:family="paragraph" style:parent-style-name="Text_20_body" style:list-style-name="L45"/>
    <style:style style:name="P107" style:family="paragraph" style:parent-style-name="Text_20_body" style:list-style-name="L46"/>
    <style:style style:name="P108" style:family="paragraph" style:parent-style-name="Text_20_body" style:list-style-name="L14" style:master-page-name="">
      <style:paragraph-properties fo:margin-top="0cm" fo:margin-bottom="0cm" style:page-number="auto"/>
    </style:style>
    <style:style style:name="P109" style:family="paragraph" style:parent-style-name="Text_20_body" style:list-style-name="L16" style:master-page-name="">
      <style:paragraph-properties fo:margin-top="0cm" fo:margin-bottom="0cm" style:page-number="auto"/>
    </style:style>
    <style:style style:name="P110" style:family="paragraph" style:parent-style-name="Text_20_body" style:list-style-name="L29" style:master-page-name="">
      <style:paragraph-properties fo:margin-top="0cm" fo:margin-bottom="0cm" style:page-number="auto"/>
    </style:style>
    <style:style style:name="P111" style:family="paragraph" style:parent-style-name="Text_20_body" style:list-style-name="L38" style:master-page-name="">
      <style:paragraph-properties fo:margin-top="0cm" fo:margin-bottom="0cm" style:page-number="auto"/>
    </style:style>
    <style:style style:name="P112" style:family="paragraph" style:parent-style-name="Text_20_body" style:list-style-name="L14">
      <style:paragraph-properties fo:margin-top="0cm" fo:margin-bottom="0cm"/>
    </style:style>
    <style:style style:name="P113" style:family="paragraph" style:parent-style-name="Text_20_body" style:list-style-name="L16">
      <style:paragraph-properties fo:margin-top="0cm" fo:margin-bottom="0cm"/>
    </style:style>
    <style:style style:name="P114" style:family="paragraph" style:parent-style-name="Text_20_body" style:list-style-name="L17">
      <style:paragraph-properties fo:margin-top="0cm" fo:margin-bottom="0cm"/>
    </style:style>
    <style:style style:name="P115" style:family="paragraph" style:parent-style-name="Text_20_body" style:list-style-name="L19">
      <style:paragraph-properties fo:margin-top="0cm" fo:margin-bottom="0cm"/>
    </style:style>
    <style:style style:name="P116" style:family="paragraph" style:parent-style-name="Text_20_body" style:list-style-name="L21">
      <style:paragraph-properties fo:margin-top="0cm" fo:margin-bottom="0cm"/>
    </style:style>
    <style:style style:name="P117" style:family="paragraph" style:parent-style-name="Text_20_body" style:list-style-name="L29">
      <style:paragraph-properties fo:margin-top="0cm" fo:margin-bottom="0cm"/>
    </style:style>
    <style:style style:name="P118" style:family="paragraph" style:parent-style-name="Text_20_body" style:list-style-name="L36">
      <style:paragraph-properties fo:margin-top="0cm" fo:margin-bottom="0cm"/>
    </style:style>
    <style:style style:name="P119" style:family="paragraph" style:parent-style-name="Text_20_body" style:list-style-name="L38">
      <style:paragraph-properties fo:margin-top="0cm" fo:margin-bottom="0cm"/>
    </style:style>
    <style:style style:name="P120" style:family="paragraph" style:parent-style-name="Text_20_body" style:list-style-name="L43">
      <style:paragraph-properties fo:margin-top="0cm" fo:margin-bottom="0cm"/>
    </style:style>
    <style:style style:name="P121" style:family="paragraph" style:parent-style-name="Text_20_body" style:list-style-name="L43">
      <style:paragraph-properties fo:margin-top="0cm" fo:margin-bottom="0cm"/>
      <style:text-properties fo:font-weight="normal" style:font-weight-asian="normal" style:font-weight-complex="normal"/>
    </style:style>
    <style:style style:name="P122" style:family="paragraph" style:parent-style-name="Text_20_body" style:list-style-name="L41">
      <style:paragraph-properties fo:margin-top="0cm" fo:margin-bottom="0cm" fo:text-align="start" style:justify-single-word="false" style:shadow="none"/>
    </style:style>
    <style:style style:name="P123" style:family="paragraph" style:parent-style-name="Text_20_body" style:list-style-name="L16" style:master-page-name="">
      <style:paragraph-properties style:page-number="auto"/>
    </style:style>
    <style:style style:name="P124" style:family="paragraph" style:parent-style-name="Text_20_body" style:list-style-name="L45">
      <style:paragraph-properties fo:keep-with-next="always"/>
    </style:style>
    <style:style style:name="P125" style:family="paragraph" style:parent-style-name="Heading_20_1" style:master-page-name="">
      <style:paragraph-properties style:page-number="auto" fo:break-before="page"/>
    </style:style>
    <style:style style:name="P126" style:family="paragraph" style:parent-style-name="Heading_20_2">
      <style:paragraph-properties fo:break-before="page"/>
    </style:style>
    <style:style style:name="P127" style:family="paragraph" style:parent-style-name="Heading_20_2" style:master-page-name="">
      <style:paragraph-properties style:page-number="auto"/>
    </style:style>
    <style:style style:name="P128" style:family="paragraph" style:parent-style-name="Table_20_Contents" style:list-style-name="L9"/>
    <style:style style:name="P129" style:family="paragraph" style:parent-style-name="Table_20_Contents" style:list-style-name="L11"/>
    <style:style style:name="P130" style:family="paragraph" style:parent-style-name="Table_20_Contents">
      <style:text-properties fo:background-color="transparent"/>
    </style:style>
    <style:style style:name="P131" style:family="paragraph" style:parent-style-name="Table_20_Contents" style:list-style-name="L15">
      <style:text-properties fo:background-color="transparent"/>
    </style:style>
    <style:style style:name="P13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Introduction<text:tab/>5</text:p>
          <text:p text:style-name="P61"><text:s/>2 Licence<text:tab/>6</text:p>
          <text:p text:style-name="P60"><text:s/>2.1 GNU Lesser General Public License<text:tab/>6</text:p>
          <text:p text:style-name="P60"><text:s/>2.2 Clarification of Intentions<text:tab/>6</text:p>
          <text:p text:style-name="P60"><text:s/>2.3 Jarvis Tracker Icons<text:tab/>6</text:p>
          <text:p text:style-name="P61"><text:s/>3 Installation<text:tab/>7</text:p>
          <text:p text:style-name="P60"><text:s/>3.1 Separate Documentation<text:tab/>7</text:p>
          <text:p text:style-name="P61"><text:s/>4 Application Configuration File<text:tab/>8</text:p>
          <text:p text:style-name="P60"><text:s/>4.1 Introduction<text:tab/>8</text:p>
          <text:p text:style-name="P60"><text:s/>4.2 List of Parameters<text:tab/>9</text:p>
          <text:p text:style-name="P60"><text:s/>4.3 Configuration Parameter Details<text:tab/>11</text:p>
          <text:p text:style-name="P61"><text:s/>5 Login Module Configuration<text:tab/>20</text:p>
          <text:p text:style-name="P60"><text:s/>5.1 Standard Modules<text:tab/>20</text:p>
          <text:p text:style-name="P60"><text:s/>5.2 Active Directory Login<text:tab/>20</text:p>
          <text:p text:style-name="P60"><text:s/>5.3 Basic Auth Login<text:tab/>21</text:p>
          <text:p text:style-name="P60"><text:s/>5.4 Database Login<text:tab/>22</text:p>
          <text:p text:style-name="P60"><text:s/>5.5 Adempiere Login<text:tab/>23</text:p>
          <text:p text:style-name="P60"><text:s/>5.6 Drupal6 Login<text:tab/>25</text:p>
          <text:p text:style-name="P60"><text:s/>5.7 None Login<text:tab/>26</text:p>
          <text:p text:style-name="P60"><text:s/>5.8 Single Login<text:tab/>27</text:p>
          <text:p text:style-name="P61"><text:s/>6 Special Datasets &amp; Jarvis Login<text:tab/>28</text:p>
          <text:p text:style-name="P60"><text:s/>6.1 Jarvis URLs<text:tab/>28</text:p>
          <text:p text:style-name="P60"><text:s/>6.2 The __status Dataset<text:tab/>28</text:p>
          <text:p text:style-name="P60"><text:s/>6.3 The __habitat Dataset<text:tab/>29</text:p>
          <text:p text:style-name="P60"><text:s/>6.4 The __logout Dataset<text:tab/>30</text:p>
          <text:p text:style-name="P60"><text:s/>6.5 Logging-In to Jarvis<text:tab/>30</text:p>
          <text:p text:style-name="P60"><text:s/>6.6 Jarvis Error Responses<text:tab/>30</text:p>
          <text:p text:style-name="P61"><text:s/>7 Fetch Results<text:tab/>32</text:p>
          <text:p text:style-name="P60"><text:s/>7.1 Format = json <text:tab/>32</text:p>
          <text:p text:style-name="P60"><text:s/>7.2 Format = json.array <text:tab/>33</text:p>
          <text:p text:style-name="P60"><text:s/>7.3 Format = xml<text:tab/>33</text:p>
          <text:p text:style-name="P60"><text:s/>7.4 Format = xml.array<text:tab/>34</text:p>
          <text:p text:style-name="P60"><text:s/>7.5 Format = csv<text:tab/>35</text:p>
          <text:p text:style-name="P60"><text:s/>7.6 Format = xlsx<text:tab/>35</text:p>
          <text:p text:style-name="P61"><text:s/>8 Datasets and Parameters<text:tab/>36</text:p>
          <text:p text:style-name="P60"><text:s/>8.1 Dataset Definition<text:tab/>36</text:p>
          <text:p text:style-name="P60"><text:s/>8.2 Dataset Bind Parameters<text:tab/>38</text:p>
          <text:p text:style-name="P60"><text:s/>8.3 Fallback Parameters<text:tab/>38</text:p>
          <text:p text:style-name="P60"><text:s/>8.4 Other Parameter Notes<text:tab/>39</text:p>
          <text:p text:style-name="P60"><text:s/>8.5 Safe Parameters<text:tab/>40</text:p>
          <text:p text:style-name="P60"><text:s/>8.6 Textual Substitution<text:tab/>41</text:p>
          <text:p text:style-name="P61"><text:s/>9 SSAS Data Pump Datasets<text:tab/>42</text:p>
          <text:p text:style-name="P60"><text:s/>9.1 MDX Queries<text:tab/>42</text:p>
          <text:p text:style-name="P60"><text:s/>9.2 Parameter Processing<text:tab/>43</text:p>
          <text:p text:style-name="P61"><text:soft-page-break/><text:s/>10 Storing Datasets<text:tab/>44</text:p>
          <text:p text:style-name="P60"><text:s/>10.1 Modifying Datasets – Single Modification<text:tab/>44</text:p>
          <text:p text:style-name="P60"><text:s/>10.2 Modifying Datasets – Array of Modifications<text:tab/>46</text:p>
          <text:p text:style-name="P60"><text:s/>10.3 Modifying Datasets – Array of Mixed Modifications<text:tab/>48</text:p>
          <text:p text:style-name="P60"><text:s/>10.4 Before &amp; After Statements<text:tab/>48</text:p>
          <text:p text:style-name="P60"><text:s/>10.5 Transaction and Rollback<text:tab/>48</text:p>
          <text:p text:style-name="P61"><text:s/>11 Dataset Transformations<text:tab/>50</text:p>
          <text:p text:style-name="P60"><text:s/>11.1 Introduction<text:tab/>50</text:p>
          <text:p text:style-name="P61"><text:s/>12 Fetching Multiple Datasets in One Request<text:tab/>51</text:p>
          <text:p text:style-name="P60"><text:s/>12.1 Introduction<text:tab/>51</text:p>
          <text:p text:style-name="P60"><text:s/>12.2 JSON Multi-Dataset Result Structure<text:tab/>51</text:p>
          <text:p text:style-name="P60"><text:s/>12.3 XML Multi-Dataset Result Structure<text:tab/>52</text:p>
          <text:p text:style-name="P61"><text:s/>13 Exec Datasets<text:tab/>53</text:p>
          <text:p text:style-name="P60"><text:s/>13.1 Introduction<text:tab/>53</text:p>
          <text:p text:style-name="P60"><text:s/>13.2 Configuration<text:tab/>53</text:p>
          <text:p text:style-name="P60"><text:s/>13.3 Output Return Mechanism<text:tab/>56</text:p>
          <text:p text:style-name="P60"><text:s/>13.4 A Simple Example<text:tab/>57</text:p>
          <text:p text:style-name="P60"><text:s/>13.5 Environment Variables<text:tab/>57</text:p>
          <text:p text:style-name="P60"><text:s/>13.6 Command Line Parameters<text:tab/>57</text:p>
          <text:p text:style-name="P60"><text:s/>13.7 Output &amp; Headers<text:tab/>57</text:p>
          <text:p text:style-name="P61"><text:s/>14 Plugin Datasets<text:tab/>59</text:p>
          <text:p text:style-name="P60"><text:s/>14.1 Introduction<text:tab/>59</text:p>
          <text:p text:style-name="P60"><text:s/>14.2 Configuration<text:tab/>59</text:p>
          <text:p text:style-name="P60"><text:s/>14.3 Example Plugin<text:tab/>60</text:p>
          <text:p text:style-name="P60"><text:s/>14.4 Output &amp; Headers<text:tab/>61</text:p>
          <text:p text:style-name="P60"><text:s/>14.5 Exception Handling<text:tab/>61</text:p>
          <text:p text:style-name="P61"><text:s/>15 Hook Modules<text:tab/>62</text:p>
          <text:p text:style-name="P60"><text:s/>15.1 Introduction<text:tab/>62</text:p>
          <text:p text:style-name="P60"><text:s/>15.2 Hook Points<text:tab/>62</text:p>
          <text:p text:style-name="P60"><text:s/>15.3 Configuration<text:tab/>67</text:p>
          <text:p text:style-name="P60"><text:s/>15.4 Sample Hook Template<text:tab/>68</text:p>
          <text:p text:style-name="P61"><text:s/>16 Performance Notes<text:tab/>70</text:p>
          <text:p text:style-name="P60"><text:s/>16.1 How Fast is Jarvis?<text:tab/>70</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8">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8">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8">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8">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8">Allow * wildcard in Adempiere login relevant_groups parameter</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59362839" text:style-name="L1">
        <text:list-item>
          <text:p text:style-name="P63">Rich Internet Application. <text:s/>Ajax (XML or JSON) requests and responses.</text:p>
        </text:list-item>
        <text:list-item>
          <text:p text:style-name="P63">JARVIS</text:p>
        </text:list-item>
        <text:list-item>
          <text:p text:style-name="P6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080173673" text:style-name="L2">
        <text:list-item>
          <text:p text:style-name="P65">Secure: </text:p>
          <text:list>
            <text:list-item>
              <text:p text:style-name="P64">Jarvis can run over https. <text:s/></text:p>
            </text:list-item>
            <text:list-item>
              <text:p text:style-name="P64">Jarvis uses single-login and CGI cookies to maintain authenticated sessions. <text:s/></text:p>
            </text:list-item>
            <text:list-item>
              <text:p text:style-name="P64">Jarvis uses parameterized statements to prevent against SQL injection. </text:p>
            </text:list-item>
            <text:list-item>
              <text:p text:style-name="P64">Jarvis provides group-based access control.</text:p>
            </text:list-item>
          </text:list>
        </text:list-item>
        <text:list-item>
          <text:p text:style-name="P65">Extensible:</text:p>
          <text:list>
            <text:list-item>
              <text:p text:style-name="P66">Jarvis provides independent “datasets”, defined as simple XML files containing SQL.</text:p>
            </text:list-item>
            <text:list-item>
              <text:p text:style-name="P66">Jarvis provides configurable “exec” extensions (e.g. running Jasper reports).</text:p>
            </text:list-item>
            <text:list-item>
              <text:p text:style-name="P66">Jarvis provides a “plugin” mechanism for adding custom Perl modules.</text:p>
            </text:list-item>
          </text:list>
        </text:list-item>
        <text:list-item>
          <text:p text:style-name="P65">Standards-Based:</text:p>
          <text:list>
            <text:list-item>
              <text:p text:style-name="P66">Jarvis is based on XML, JSON, http/s and REST.</text:p>
            </text:list-item>
          </text:list>
        </text:list-item>
        <text:list-item>
          <text:p text:style-name="P65">Reasonably Efficient:</text:p>
          <text:list>
            <text:list-item>
              <text:p text:style-name="P66">Jarvis is “plenty fast enough”. <text:s/></text:p>
            </text:list-item>
            <text:list-item>
              <text:p text:style-name="P66">Jarvis is written in a scripted language as many back end services are.</text:p>
            </text:list-item>
            <text:list-item>
              <text:p text:style-name="P66">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5" text:outline-level="1">Installation</text:h>
      <text:h text:style-name="Heading_20_2" text:outline-level="2">Separate Documentation</text:h>
      <text:p text:style-name="Text_20_body">Please see the separate “Jarvis Install” document. <text:s/>That covers:</text:p>
      <text:list xml:id="list422624713" text:style-name="L3">
        <text:list-item>
          <text:p text:style-name="P69">Installation on Linux, Solaris and Windows.</text:p>
        </text:list-item>
        <text:list-item>
          <text:p text:style-name="P69">Testing your Jarvis installation.</text:p>
        </text:list-item>
        <text:list-item>
          <text:p text:style-name="P69">Testing the “Demo” application.</text:p>
        </text:list-item>
        <text:list-item>
          <text:p text:style-name="P69">Installing the “Tracker” application.</text:p>
        </text:list-item>
      </text:list>
      <text:h text:style-name="P12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770995590" text:style-name="L4">
        <text:list-item>
          <text:p text:style-name="P70">The database connection(s).</text:p>
        </text:list-item>
        <text:list-item>
          <text:p text:style-name="P70">The username/group list.</text:p>
        </text:list-item>
        <text:list-item>
          <text:p text:style-name="P7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2054206063" text:style-name="L5">
        <text:list-item>
          <text:p text:style-name="P71">This may be over-ridden a per-request basis with the CGI parameter “format”.</text:p>
        </text:list-item>
        <text:list-item>
          <text:p text:style-name="P7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877278015" text:style-name="L6">
        <text:list-item>
          <text:p text:style-name="P72">All client-submitted request body.</text:p>
        </text:list-item>
        <text:list-item>
          <text:p text:style-name="P72">All returned XML/JSON/CSV content.</text:p>
        </text:list-item>
        <text:list-item>
          <text:p text:style-name="P7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59624171" text:style-name="L7">
        <text:list-item>
          <text:p text:style-name="P73">Extract ALL records from the database query.</text:p>
        </text:list-item>
        <text:list-item>
          <text:p text:style-name="P73">Slice out and return only those rows specified by the page parameters. <text:s/>E.g start = 50, limit = 25 means return rows with zero-based indexes 50-74.</text:p>
        </text:list-item>
        <text:list-item>
          <text:p text:style-name="P73">Return “fetched” as the total number of all rows read from the database query.</text:p>
        </text:list-item>
        <text:list-item>
          <text:p text:style-name="P73">Return “returned” as the number of data rows from the sliced page.</text:p>
        </text:list-item>
        <text:list-item>
          <text:p text:style-name="P7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676380340" text:continue-numbering="true" text:style-name="L7">
        <text:list-item>
          <text:p text:style-name="P73">Extract ALL records from the database query in the default query sort order.</text:p>
        </text:list-item>
        <text:list-item>
          <text:p text:style-name="P73">Use Perl “cmp” alphabetical sorting either ascending or descending.</text:p>
        </text:list-item>
        <text:list-item>
          <text:p text:style-name="P7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01185202" text:style-name="L8">
        <text:list-item>
          <text:p text:style-name="P74">Dataset Type</text:p>
        </text:list-item>
        <text:list-item>
          <text:p text:style-name="P7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754241603" text:style-name="L9">
              <text:list-item>
                <text:p text:style-name="P128">“dbi” (SQL databases using default DBI driver).</text:p>
              </text:list-item>
              <text:list-item>
                <text:p text:style-name="P128">“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412250123" text:style-name="L10">
        <text:list-item>
          <text:p text:style-name="P75">The client-supplied dataset name must not include the “.xml” suffix added by the server.</text:p>
        </text:list-item>
        <text:list-item>
          <text:p text:style-name="P75">The matched prefix is stripped from the dataset name before expansion.</text:p>
        </text:list-item>
        <text:list-item>
          <text:p text:style-name="P75">The dataset name specified by the client must consist only of characters from the following list: “a-z”, “A-Z”, “0-9”, “_” (underscore), “-” (hyphen) and “.” (dot).</text:p>
        </text:list-item>
        <text:list-item>
          <text:p text:style-name="P7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5">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808100976" text:style-name="L11">
              <text:list-item>
                <text:p text:style-name="P129">cookie <text:s text:c="2"/>- Look in the cookie (as per the 'cookie' attribute).</text:p>
              </text:list-item>
              <text:list-item>
                <text:p text:style-name="P12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87484629" text:style-name="L12">
        <text:list-item>
          <text:p text:style-name="P76">Cookie-only based authentication. <text:s/>The default approach to session management is for Jarvis to store session ID's in a HTTP cookie. This cookie is returned to the client with every successful request to Jarvis. This approach:</text:p>
          <text:list>
            <text:list-item>
              <text:p text:style-name="P76">Requires no specific support by client applications. Web browsers will transfer the cookie automatically with every request.</text:p>
            </text:list-item>
            <text:list-item>
              <text:p text:style-name="P76">Allows web-browser applications to have the same session across all open windows. E.g. this allows users to open many browser tabs/windows into the application, and all of these will use the same session ID. </text:p>
            </text:list-item>
            <text:list-item>
              <text:p text:style-name="P76">Allows users to, within the session timeout, re-access web based systems without retyping their username/password.</text:p>
            </text:list-item>
          </text:list>
        </text:list-item>
        <text:list-item>
          <text:p text:style-name="P7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6">Without explicit support in the application to manage and support it, each new window or tab opened for a web-based application will require the user to log back into the application. In many situations this is highly undesirable.</text:p>
            </text:list-item>
            <text:list-item>
              <text:p text:style-name="P7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6">Jarvis will first examine the URL for the SID parameter, and then try the cookie.</text:p>
            </text:list-item>
            <text:list-item>
              <text:p text:style-name="P76">The client system can by default use cookie based SIDs, and then switch to using URL based SIDs when necessary (e.g. when the user wants a secondary login to the application).</text:p>
            </text:list-item>
            <text:list-item>
              <text:p text:style-name="P7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836441514" text:style-name="L13">
        <text:list-item>
          <text:p text:style-name="P7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2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083122669" text:style-name="L14">
        <text:list-item>
          <text:p text:style-name="P108">ActiveDirectory.pm</text:p>
        </text:list-item>
        <text:list-item>
          <text:p text:style-name="P112">BasicAuth.pm</text:p>
        </text:list-item>
        <text:list-item>
          <text:p text:style-name="P112">Database.pm</text:p>
        </text:list-item>
        <text:list-item>
          <text:p text:style-name="P112">Adempiere.pm</text:p>
        </text:list-item>
        <text:list-item>
          <text:p text:style-name="P112">Drupal6.pm</text:p>
        </text:list-item>
        <text:list-item>
          <text:p text:style-name="P112">None.pm</text:p>
        </text:list-item>
        <text:list-item>
          <text:p text:style-name="P7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2177699927" text:style-name="L15">
              <text:list-item>
                <text:p text:style-name="P131">none – no encryption.</text:p>
              </text:list-item>
              <text:list-item>
                <text:p text:style-name="P131">md5 <text:s/>- the md5 hash algorithm is used, with optional salt.</text:p>
              </text:list-item>
              <text:list-item>
                <text:p text:style-name="P131">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13587129" text:style-name="L16">
        <text:list-item>
          <text:p text:style-name="P109">ad_user</text:p>
        </text:list-item>
        <text:list-item>
          <text:p text:style-name="P113">ad_user_roles</text:p>
        </text:list-item>
        <text:list-item>
          <text:p text:style-name="P113">ad_role</text:p>
        </text:list-item>
        <text:list-item>
          <text:p text:style-name="P109"><text:soft-page-break/>ad_window_access</text:p>
        </text:list-item>
        <text:list-item>
          <text:p text:style-name="P113">ad_process</text:p>
        </text:list-item>
        <text:list-item>
          <text:p text:style-name="P7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912530473" text:style-name="L17">
        <text:list-item>
          <text:p text:style-name="P114"><text:span text:style-name="T7">role-&lt;role_name&gt; <text:s text:c="6"/><text:tab/></text:span>For each active user role.</text:p>
        </text:list-item>
        <text:list-item>
          <text:p text:style-name="P114"><text:span text:style-name="T7">read-&lt;window_name&gt; <text:s text:c="5"/><text:tab/></text:span>For each active window access (read access)</text:p>
        </text:list-item>
        <text:list-item>
          <text:p text:style-name="P80"><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91228499" text:style-name="L18">
        <text:list-item>
          <text:p text:style-name="P81">Check to see if an existing, valid Drupal session cookie is defined.</text:p>
        </text:list-item>
        <text:list-item>
          <text:p text:style-name="P8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949602507" text:continue-list="list313587129" text:style-name="L16">
        <text:list-item>
          <text:p text:style-name="P123">users</text:p>
        </text:list-item>
        <text:list-item>
          <text:p text:style-name="P7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72485174" text:style-name="L19">
        <text:list-item>
          <text:p text:style-name="P115"><text:span text:style-name="T7">&lt;admin_group&gt;<text:tab/> <text:s text:c="6"/><text:tab/></text:span><text:span text:style-name="T4">For the user with uid = 1.</text:span></text:p>
        </text:list-item>
        <text:list-item>
          <text:p text:style-name="P82"><text:soft-page-break/><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136096711" text:style-name="L20">
        <text:list-item>
          <text:p text:style-name="P83">Remote (client) IP address match, and/or</text:p>
        </text:list-item>
        <text:list-item>
          <text:p text:style-name="P83">Client must supply username and password, and/or</text:p>
        </text:list-item>
        <text:list-item>
          <text:p text:style-name="P8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3"><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25" text:outline-level="1">Special Datasets &amp; Jarvis Login</text:h>
      <text:h text:style-name="Heading_20_2" text:outline-level="2">Jarvis URLs</text:h>
      <text:p text:style-name="Text_20_body">Now let's consider how to access Jarvis. <text:s/>The following examples assume that:</text:p>
      <text:list xml:id="list736478655" text:style-name="L21">
        <text:list-item>
          <text:p text:style-name="P116">Jarvis has been installed/configured as above, and is available via the web-server.</text:p>
        </text:list-item>
        <text:list-item>
          <text:p text:style-name="P116">The demo.xml file has been soft linked or copied into the Jarvis "etc" directory.</text:p>
        </text:list-item>
        <text:list-item>
          <text:p text:style-name="P116">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07891316" text:style-name="L22">
        <text:list-item>
          <text:p text:style-name="P84">“username”</text:p>
        </text:list-item>
        <text:list-item>
          <text:p text:style-name="P8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634534115" text:style-name="L23">
        <text:list-item>
          <text:p text:style-name="P85">Internal configuration problem – bad server-side XML configuration (main or dataset).</text:p>
        </text:list-item>
        <text:list-item>
          <text:p text:style-name="P85">Database connection problem.</text:p>
        </text:list-item>
        <text:list-item>
          <text:p text:style-name="P85">Request body is malformed JSON or XML.</text:p>
        </text:list-item>
        <text:list-item>
          <text:p text:style-name="P85">Missing mandatory parameter in request.</text:p>
        </text:list-item>
        <text:list-item>
          <text:p text:style-name="P85">Any other fatal problem.</text:p>
        </text:list-item>
        <text:list-item>
          <text:p text:style-name="P85">Configured SQL statement in dataset definition is not valid.</text:p>
        </text:list-item>
        <text:list-item>
          <text:p text:style-name="P85">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25"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593325009" text:style-name="L24">
        <text:list-item>
          <text:p text:style-name="P86">The returned tuples are contained in an array with object key “data”.</text:p>
        </text:list-item>
        <text:list-item>
          <text:p text:style-name="P8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26" text:outline-level="2">Format = json.array </text:h>
      <text:p text:style-name="Text_20_body">The JSON Array format response for a data fetch is wrapped in an outer object. <text:s/></text:p>
      <text:list xml:id="list1679337413" text:continue-numbering="true" text:style-name="L24">
        <text:list-item>
          <text:p text:style-name="P86">The returned tuples are contained in an array with object key “data”.</text:p>
        </text:list-item>
        <text:list-item>
          <text:p text:style-name="P86">Each tuple is represented as an array.</text:p>
        </text:list-item>
        <text:list-item>
          <text:p text:style-name="P86">The column names are given separately </text:p>
        </text:list-item>
        <text:list-item>
          <text:p text:style-name="P86">The order of the array elements for each tuple matches the given column order.</text:p>
        </text:list-item>
        <text:list-item>
          <text:p text:style-name="P86">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131888863" text:continue-numbering="true" text:style-name="L24">
        <text:list-item>
          <text:p text:style-name="P86">The returned tuples are contained in a “data” element.</text:p>
        </text:list-item>
        <text:list-item>
          <text:p text:style-name="P86">Each tuple is represented as a “row” element.</text:p>
        </text:list-item>
        <text:list-item>
          <text:p text:style-name="P86">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1183653685" text:continue-numbering="true" text:style-name="L24">
        <text:list-item>
          <text:p text:style-name="P86">The returned tuples are contained in a &lt;data&gt; element.</text:p>
        </text:list-item>
        <text:list-item>
          <text:p text:style-name="P86">Each tuple is represented as a &lt;row&gt; element.</text:p>
        </text:list-item>
        <text:list-item>
          <text:p text:style-name="P86">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1373965123" text:continue-numbering="true" text:style-name="L24">
        <text:list-item>
          <text:p text:style-name="P86">The header row gives column names.</text:p>
        </text:list-item>
        <text:list-item>
          <text:p text:style-name="P86">Fields are separated by commas.</text:p>
        </text:list-item>
        <text:list-item>
          <text:p text:style-name="P86">Strings containing spaces or special characters are in double quotes.</text:p>
        </text:list-item>
        <text:list-item>
          <text:p text:style-name="P86">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27"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1683447523" text:style-name="L25">
        <text:list-item>
          <text:p text:style-name="P87">On fetch, any NULL value in the database is represented as a zero length string.</text:p>
        </text:list-item>
        <text:list-item>
          <text:p text:style-name="P87">On store, leading and trailing white space should be removed before saving to database.</text:p>
        </text:list-item>
        <text:list-item>
          <text:p text:style-name="P8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25450186" text:style-name="L26">
        <text:list-item>
          <text:p text:style-name="P88">&lt;hook&gt; call to a Perl module for additional processing on each request.</text:p>
        </text:list-item>
        <text:list-item>
          <text:p text:style-name="P88">&lt;before&gt; execute an SQL statement once before any store requests are performed.</text:p>
        </text:list-item>
        <text:list-item>
          <text:p text:style-name="P88">&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2" office:value-type="string">
            <text:p text:style-name="P15">dbname</text:p>
          </table:table-cell>
          <table:table-cell table:style-name="Table13.A2" office:value-type="string">
            <text:p text:style-name="P15">default</text:p>
          </table:table-cell>
          <table:table-cell table:style-name="Table13.C2"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5">read</text:p>
          </table:table-cell>
          <table:table-cell table:style-name="Table13.A2" office:value-type="string">
            <text:p text:style-name="P15">&lt;empty&gt;</text:p>
          </table:table-cell>
          <table:table-cell table:style-name="Table13.C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A2" office:value-type="string">
            <text:p text:style-name="P44">&lt;empty&gt;</text:p>
          </table:table-cell>
          <table:table-cell table:style-name="Table13.C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A2" office:value-type="string">
            <text:p text:style-name="P44">no</text:p>
          </table:table-cell>
          <table:table-cell table:style-name="Table13.C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A2" office:value-type="string">
            <text:p text:style-name="P44">no</text:p>
          </table:table-cell>
          <table:table-cell table:style-name="Table13.C2" office:value-type="string">
            <text:p text:style-name="P44">Enables dump on a per-dataset basis.</text:p>
          </table:table-cell>
        </table:table-row>
        <table:table-row table:style-name="Table13.1">
          <table:table-cell table:style-name="Table13.A2" office:value-type="string">
            <text:p text:style-name="P15">filename_parameter</text:p>
          </table:table-cell>
          <table:table-cell table:style-name="Table13.A2" office:value-type="string">
            <text:p text:style-name="P44">filename</text:p>
          </table:table-cell>
          <table:table-cell table:style-name="Table13.C2"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2" office:value-type="string">
            <text:p text:style-name="P15">prepare</text:p>
          </table:table-cell>
          <table:table-cell table:style-name="Table37.B2" office:value-type="string">
            <text:p text:style-name="P15">Optional parameters for statement preparation with DBI::prepare.</text:p>
            <text:p text:style-name="P15">&lt;update prepare=“pg_server_prepare =&gt; 0, something_else =&gt; 1”&gt;</text:p>
          </table:table-cell>
        </table:table-row>
        <table:table-row table:style-name="Table37.1">
          <table:table-cell table:style-name="Table37.A2" office:value-type="string">
            <text:p text:style-name="P15">returning</text:p>
          </table:table-cell>
          <table:table-cell table:style-name="Table37.B2" office:value-type="string">
            <text:p text:style-name="P15">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507849870" text:style-name="L27">
        <text:list-item>
          <text:p text:style-name="P89">upper/lower-case a-z</text:p>
        </text:list-item>
        <text:list-item>
          <text:p text:style-name="P89">digits 0-9</text:p>
        </text:list-item>
        <text:list-item>
          <text:p text:style-name="P8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958385954" text:style-name="L28">
        <text:list-item>
          <text:p text:style-name="P90">CGI GET parameters in the URL suffix “/&lt;app&gt;/&lt;ds&gt;?param=value&amp;param2=another”.</text:p>
        </text:list-item>
        <text:list-item>
          <text:p text:style-name="P90">XML or JSON parameters in the “application/json” or “application/xml” request body.</text:p>
        </text:list-item>
        <text:list-item>
          <text:p text:style-name="P90">RESTful parameters in the URL suffix “/&lt;app&gt;/&lt;ds&gt;/p1/p2”.</text:p>
        </text:list-item>
        <text:list-item>
          <text:p text:style-name="P90">Jarvis-Supplied default user parameters (from “default_parameters” configuration).</text:p>
        </text:list-item>
      </text:list>
      <text:p text:style-name="Text_20_body">Secure Parameters:</text:p>
      <text:list xml:id="list98767408" text:continue-numbering="true" text:style-name="L28">
        <text:list-item>
          <text:p text:style-name="P90">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850864158" text:style-name="L29">
        <text:list-item>
          <text:p text:style-name="P110">my(param)</text:p>
        </text:list-item>
        <text:list-item>
          <text:p text:style-name="P117">__my_param</text:p>
        </text:list-item>
        <text:list-item>
          <text:p text:style-name="P117">_1param</text:p>
        </text:list-item>
        <text:list-item>
          <text:p text:style-name="P9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1019350296" text:style-name="L30">
        <text:list-item>
          <text:p text:style-name="P92">Login modules may define additional safe parameters, e.g. {$__user_id}.</text:p>
        </text:list-item>
        <text:list-item>
          <text:p text:style-name="P92">Hooks may define additional safe parameters.</text:p>
        </text:list-item>
        <text:list-item>
          <text:p text:style-name="P92">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172879153" text:style-name="L31">
        <text:list-item>
          <text:p text:style-name="P93">To sort by two or more columns. <text:s/>The built-in mechanism supports only one.</text:p>
        </text:list-item>
        <text:list-item>
          <text:p text:style-name="P9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977852268" text:style-name="L32">
        <text:list-item>
          <text:p text:style-name="P94">By default, if the parameter value is an integer or floating point, it is unquoted. <text:s/>Exponential numbers will be recognized as numbers.</text:p>
        </text:list-item>
        <text:list-item>
          <text:p text:style-name="P94">Otherwise the parameter is quoted using the DBI database handle $dbh-&gt;quote(...) method appropriate for this database. <text:s/>According to the DBI documentation, this is safe from SQL injection.</text:p>
        </text:list-item>
        <text:list-item>
          <text:p text:style-name="P94">If the "!noquote" flag is given, e.g. [$sortorder!noquote] then the value is not quoted. Instead, all characters except the following are deleted: 0-9, a-z, A-Z, <text:span text:style-name="T7">space, underscore, hyphen, comma</text:span><text:span text:style-name="T4">.</text:span></text:p>
        </text:list-item>
        <text:list-item>
          <text:p text:style-name="P9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2" office:value-type="string">
            <text:p text:style-name="P15">dbname</text:p>
          </table:table-cell>
          <table:table-cell table:style-name="Table35.B2"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5">read</text:p>
          </table:table-cell>
          <table:table-cell table:style-name="Table35.B2" office:value-type="string">
            <text:p text:style-name="P15">Identical to DBI datasets. <text:s/>Access control identifiers are also identical.</text:p>
          </table:table-cell>
        </table:table-row>
        <table:table-row table:style-name="Table35.1">
          <table:table-cell table:style-name="Table35.A2" office:value-type="string">
            <text:p text:style-name="P15">write</text:p>
          </table:table-cell>
          <table:table-cell table:style-name="Table35.B2" office:value-type="string">
            <text:p text:style-name="P44">Identical to DBI datasets. <text:s/>Access control identifiers are also identical.</text:p>
          </table:table-cell>
        </table:table-row>
        <table:table-row table:style-name="Table35.1">
          <table:table-cell table:style-name="Table35.A2" office:value-type="string">
            <text:p text:style-name="P15">debug</text:p>
          </table:table-cell>
          <table:table-cell table:style-name="Table35.B2" office:value-type="string">
            <text:p text:style-name="P44">Identical to DBI datasets.</text:p>
          </table:table-cell>
        </table:table-row>
        <table:table-row table:style-name="Table35.1">
          <table:table-cell table:style-name="Table35.A2" office:value-type="string">
            <text:p text:style-name="P15">dump</text:p>
          </table:table-cell>
          <table:table-cell table:style-name="Table35.B2"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2" office:value-type="string">
            <text:p text:style-name="P15">transform</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hook</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mdx</text:p>
          </table:table-cell>
          <table:table-cell table:style-name="Table34.B2"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2067149240" text:style-name="L33">
        <text:list-item>
          <text:p text:style-name="P95">Client Parameters (REST, Query, POST parameters).</text:p>
        </text:list-item>
        <text:list-item>
          <text:p text:style-name="P95">Server Parameters (Safe parameters, Default parameters).</text:p>
        </text:list-item>
        <text:list-item>
          <text:p text:style-name="P95">Parameter Fallback.</text:p>
        </text:list-item>
      </text:list>
      <text:p text:style-name="Text_20_body">However, since the SOAP mechanism does not support binding, the are some key differences in the parameter handling:</text:p>
      <text:list xml:id="list1563129137" text:style-name="L34">
        <text:list-item>
          <text:p text:style-name="P96">All SDP parameter substitution is textual substitution. <text:s/>Always.</text:p>
        </text:list-item>
        <text:list-item>
          <text:p text:style-name="P96">The {$parameter} or [$parameter] forms for MDX query parameters are identical.</text:p>
        </text:list-item>
        <text:list-item>
          <text:p text:style-name="P96">The “!quote” and “!noquote” flags are not supported.</text:p>
        </text:list-item>
        <text:list-item>
          <text:p text:style-name="P96">The “!string”, “!bracket” and “!raw”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568989481" text:style-name="L35">
        <text:list-item>
          <text:p text:style-name="P97">Any client-supplied “]” character is replaced with “]]”.</text:p>
        </text:list-item>
      </text:list>
      <text:p text:style-name="Text_20_body">The “!string” flag is intended for use when the MDX parameter is to be expanded within the context of double quotes:</text:p>
      <text:list xml:id="list1457815209" text:continue-numbering="true" text:style-name="L35">
        <text:list-item>
          <text:p text:style-name="P97">Any client-supplied “\” character is replaced with “\\”.</text:p>
        </text:list-item>
        <text:list-item>
          <text:p text:style-name="P97">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25"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41496927" text:style-name="L36">
        <text:list-item>
          <text:p text:style-name="P118">Begin transaction.</text:p>
        </text:list-item>
        <text:list-item>
          <text:p text:style-name="P118">Perform “before” SQL (if configured for this dataset).</text:p>
        </text:list-item>
        <text:list-item>
          <text:p text:style-name="P118">Perform the one single or one-or-more array modifications in the request body.</text:p>
        </text:list-item>
        <text:list-item>
          <text:p text:style-name="P118">Perform “after” SQL (if configured for this dataset).</text:p>
        </text:list-item>
        <text:list-item>
          <text:p text:style-name="P9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60548775" text:style-name="L37">
        <text:list-item>
          <text:p text:style-name="P99">For “fetch” statements in a dataset (i.e. the &lt;select&gt; attributes), no explicit transaction is performed.</text:p>
        </text:list-item>
        <text:list-item>
          <text:p text:style-name="P99">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096238924" text:style-name="L38">
        <text:list-item>
          <text:p text:style-name="P111">Even though the first modification succeeded, it was rolled back.</text:p>
        </text:list-item>
        <text:list-item>
          <text:p text:style-name="P119">The first failing error message is shown.</text:p>
        </text:list-item>
        <text:list-item>
          <text:p text:style-name="P100">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25"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462823752" text:style-name="L39">
        <text:list-item>
          <text:p text:style-name="P101">Does not apply to Exec or Plugin or Special datasets.</text:p>
        </text:list-item>
        <text:list-item>
          <text:p text:style-name="P101">Does apply to both DBI and SDP datasets.</text:p>
        </text:list-item>
        <text:list-item>
          <text:p text:style-name="P101">Is for “fetch” (select or mdx) requests only.</text:p>
        </text:list-item>
        <text:list-item>
          <text:p text:style-name="P101">Is supported for format = “json”, “json.array”, “xml”, “xml.array”.</text:p>
        </text:list-item>
        <text:list-item>
          <text:p text:style-name="P101">Is not supported for format = “csv” or “xlsx”.</text:p>
        </text:list-item>
        <text:list-item>
          <text:p text:style-name="P101">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125"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982415649" text:style-name="L40">
        <text:list-item>
          <text:p text:style-name="P10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2">Any RESTful parameters specified in the URI. <text:s/>These are passed as “p1”, “p2”, etc.</text:p>
        </text:list-item>
        <text:list-item>
          <text:p text:style-name="P102">The parameter __dataset is given as the client-supplied dataset given to Jarvis which invoked this exec request.</text:p>
        </text:list-item>
        <text:list-item>
          <text:p text:style-name="P102">The parameter __tmpfile is given if use_tmpfile is configured for this exec.</text:p>
        </text:list-item>
        <text:list-item>
          <text:p text:style-name="P102">The Jarvis secure parameters beginning with double-underscore. <text:s/>These include __username, __group_list, etc.</text:p>
        </text:list-item>
        <text:list-item>
          <text:p text:style-name="P10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328630670" text:style-name="L41">
        <text:list-item>
          <text:p text:style-name="P122">Using the Jarvis debug methods.</text:p>
        </text:list-item>
        <text:list-item>
          <text:p text:style-name="P122">Accessing the Jarvis Config “jconfig” object.</text:p>
        </text:list-item>
        <text:list-item>
          <text:p text:style-name="P122">Accessing the static configured plugin parameters.</text:p>
        </text:list-item>
        <text:list-item>
          <text:p text:style-name="P103">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2" office:value-type="string">
            <text:p text:style-name="Table_20_Contents">star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after_login</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pre_connec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return_status</text:p>
          </table:table-cell>
          <table:table-cell table:style-name="Table36.A2" office:value-type="string">
            <text:p text:style-name="P14">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finish</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
      <text:p text:style-name="Text_20_body"/>
      <text:p text:style-name="Text_20_body">Note that the “after_login” hook is only actually called when:</text:p>
      <text:list xml:id="list91066351" text:style-name="L42">
        <text:list-item>
          <text:p text:style-name="P104">The client did not provide a valid session ID.</text:p>
        </text:list-item>
        <text:list-item>
          <text:p text:style-name="P104">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490041901" text:style-name="L43">
              <text:list-item>
                <text:p text:style-name="P120"><text:soft-page-break/>$jconfig, </text:p>
              </text:list-item>
              <text:list-item>
                <text:p text:style-name="P105">$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024831067" text:continue-numbering="true" text:style-name="L43">
              <text:list-item>
                <text:p text:style-name="P120">$jconfig, </text:p>
              </text:list-item>
              <text:list-item>
                <text:p text:style-name="P120">$hook_parameters_href</text:p>
              </text:list-item>
              <text:list-item>
                <text:p text:style-name="P105">$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pre_connect</text:p>
            <text:p text:style-name="P13"/>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917233427" text:continue-numbering="true" text:style-name="L43">
              <text:list-item>
                <text:p text:style-name="P120">$jconfig, </text:p>
              </text:list-item>
              <text:list-item>
                <text:p text:style-name="P120">$hook_parameters_href</text:p>
              </text:list-item>
              <text:list-item>
                <text:p text:style-name="P120">dbname</text:p>
              </text:list-item>
              <text:list-item>
                <text:p text:style-name="P120">dbtype</text:p>
              </text:list-item>
              <text:list-item>
                <text:p text:style-name="P120">dbconnect_ref </text:p>
              </text:list-item>
              <text:list-item>
                <text:p text:style-name="P120">$dbusername_ref</text:p>
              </text:list-item>
              <text:list-item>
                <text:p text:style-name="P120">$dbpassword_ref </text:p>
              </text:list-item>
              <text:list-item>
                <text:p text:style-name="P105">$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807493221" text:continue-numbering="true" text:style-name="L43">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67">$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277856298" text:continue-numbering="true" text:style-name="L43">
              <text:list-item>
                <text:p text:style-name="P120">$jconfig</text:p>
              </text:list-item>
              <text:list-item>
                <text:p text:style-name="P121">$hook_parameters_href</text:p>
              </text:list-item>
              <text:list-item>
                <text:p text:style-name="P121">$dsxml</text:p>
              </text:list-item>
              <text:list-item>
                <text:p text:style-name="P67">$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001682331" text:continue-numbering="true" text:style-name="L43">
              <text:list-item>
                <text:p text:style-name="P120">$jconfig</text:p>
              </text:list-item>
              <text:list-item>
                <text:p text:style-name="P121">$hook_parameters_href</text:p>
              </text:list-item>
              <text:list-item>
                <text:p text:style-name="P121">$dsxml</text:p>
              </text:list-item>
              <text:list-item>
                <text:p text:style-name="P121">$sql_params_href</text:p>
              </text:list-item>
              <text:list-item>
                <text:p text:style-name="P67">$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660760278" text:continue-numbering="true" text:style-name="L43">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121">$fields_aref</text:p>
              </text:list-item>
              <text:list-item>
                <text:p text:style-name="P67">$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2132697355" text:style-name="L44">
              <text:list-item>
                <text:p text:style-name="P68">Add some extra root level parameters (by modifying $extra_href)</text:p>
              </text:list-item>
              <text:list-item>
                <text:p text:style-name="P68">Perform a custom encoding into text (by setting $return_text)</text:p>
              </text:list-item>
            </text:list>
            <text:p text:style-name="P24">Args are:</text:p>
            <text:list xml:id="list2023956885" text:continue-list="list1660760278" text:style-name="L43">
              <text:list-item>
                <text:p text:style-name="P120">$jconfig</text:p>
              </text:list-item>
              <text:list-item>
                <text:p text:style-name="P121">$hook_parameters_href</text:p>
              </text:list-item>
              <text:list-item>
                <text:p text:style-name="P121">$extra_href</text:p>
              </text:list-item>
              <text:list-item>
                <text:p text:style-name="P105">$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1561606275" text:continue-list="list2132697355" text:style-name="L44">
              <text:list-item text:start-value="1">
                <text:p text:style-name="P62">Add some extra scalar parameters (by modifying $extra_href)</text:p>
              </text:list-item>
              <text:list-item>
                <text:p text:style-name="P68">Modify the returned content (by modifying $rows_aref)</text:p>
              </text:list-item>
            </text:list>
            <text:p text:style-name="P24">Args are:</text:p>
            <text:list xml:id="list1292554813" text:continue-list="list2023956885" text:style-name="L43">
              <text:list-item>
                <text:p text:style-name="P120">$jconfig</text:p>
              </text:list-item>
              <text:list-item>
                <text:p text:style-name="P121">$hook_parameters_href</text:p>
              </text:list-item>
              <text:list-item>
                <text:p text:style-name="P120">$dsxml</text:p>
              </text:list-item>
              <text:list-item>
                <text:p text:style-name="P121">$sql_params_href</text:p>
              </text:list-item>
              <text:list-item>
                <text:p text:style-name="P120">$rows_aref</text:p>
              </text:list-item>
              <text:list-item>
                <text:p text:style-name="P120">$column_names_aref</text:p>
              </text:list-item>
              <text:list-item>
                <text:p text:style-name="P67">$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293579506" text:continue-list="list1561606275" text:style-name="L44">
              <text:list-item text:start-value="1">
                <text:p text:style-name="P68">Add some extra root level parameters (by modifying $extra_href)</text:p>
              </text:list-item>
              <text:list-item>
                <text:p text:style-name="P68">Alter the the returned data structure (by modifying $return_object)</text:p>
              </text:list-item>
              <text:list-item>
                <text:p text:style-name="P68">Perform a custom encoding into text (by setting $return_text_ref)</text:p>
              </text:list-item>
            </text:list>
            <text:p text:style-name="P24">Args are:</text:p>
            <text:list xml:id="list961022039" text:continue-list="list1292554813" text:style-name="L43">
              <text:list-item>
                <text:p text:style-name="P120">$jconfig</text:p>
              </text:list-item>
              <text:list-item>
                <text:p text:style-name="P121">$hook_parameters_href</text:p>
              </text:list-item>
              <text:list-item>
                <text:p text:style-name="P121">$sql_params_href</text:p>
              </text:list-item>
              <text:list-item>
                <text:p text:style-name="P121">$return_object</text:p>
              </text:list-item>
              <text:list-item>
                <text:p text:style-name="P121">$extra_href</text:p>
              </text:list-item>
              <text:list-item>
                <text:p text:style-name="P105">$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2064853672" text:continue-list="list293579506" text:style-name="L44">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4">Args are:</text:p>
            <text:list xml:id="list508679565" text:continue-list="list961022039" text:style-name="L43">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121">$fields_aref</text:p>
              </text:list-item>
              <text:list-item>
                <text:p text:style-name="P121">$results_aref</text:p>
              </text:list-item>
              <text:list-item>
                <text:p text:style-name="P121">$extra_href</text:p>
              </text:list-item>
              <text:list-item>
                <text:p text:style-name="P105">$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47728566" text:continue-numbering="true" text:style-name="L43">
              <text:list-item>
                <text:p text:style-name="P120">$jconfig</text:p>
              </text:list-item>
              <text:list-item>
                <text:p text:style-name="P120">$hook_parameters_href</text:p>
              </text:list-item>
              <text:list-item>
                <text:p text:style-name="P105">$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2141814191" text:style-name="L45">
        <text:list-item>
          <text:p text:style-name="P124">You may implement none, some, or all hook methods.</text:p>
        </text:list-item>
        <text:list-item>
          <text:p text:style-name="P106">All implemented hook methods must all return “1”.</text:p>
        </text:list-item>
        <text:list-item>
          <text:p text:style-name="P106">There is no way for a hook to stop processing, other than to call “die”.</text:p>
        </text:list-item>
        <text:list-item>
          <text:p text:style-name="P106">If an SQL error occurs during dataset updates, any following before_one, after_one and after_all hook calls will be skipped. <text:s/>Only the finish hook call will be invoked.</text:p>
        </text:list-item>
        <text:list-item>
          <text:p text:style-name="P10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87883352" text:style-name="L46">
        <text:list-item>
          <text:p text:style-name="P107">Dual-Core Intel @ 2.5 GHz, 4G of RAM. <text:s/>(CPU Blowfish rating 7.09).</text:p>
        </text:list-item>
        <text:list-item>
          <text:p text:style-name="P107">Kubuntu 09.10 (Karmic Koala).</text:p>
        </text:list-item>
        <text:list-item>
          <text:p text:style-name="P107">Apache 2 webserver using HTTP (not SSL).</text:p>
        </text:list-item>
        <text:list-item>
          <text:p text:style-name="P107">Apache jmeter client with five simultaneous threads.</text:p>
        </text:list-item>
        <text:list-item>
          <text:p text:style-name="P107">PostgreSQL database.</text:p>
        </text:list-item>
        <text:list-item>
          <text:p text:style-name="P10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71</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2-29T12:29:23</dc:date>
    <meta:editing-duration>P10DT15H30M59S</meta:editing-duration>
    <meta:editing-cycles>896</meta:editing-cycles>
    <meta:generator>LibreOffice/3.3$Linux LibreOffice_project/330m19$Build-202</meta:generator>
    <meta:print-date>2009-06-23T14:50:34</meta:print-date>
    <meta:document-statistic meta:table-count="35" meta:image-count="0" meta:object-count="0" meta:page-count="71" meta:paragraph-count="2186" meta:word-count="18572" meta:character-count="122613"/>
    <meta:user-defined meta:name="Info 1"/>
    <meta:user-defined meta:name="Info 2"/>
    <meta:user-defined meta:name="Info 3"/>
    <meta:user-defined meta:name="Info 4"/>
  </office:meta>
</office:document-meta>
</file>